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porte</text:title></text:p>
      <text:p text:style-name="OrgTitle"/>
      <text:p text:style-name="OrgSubtitle"><text:initial-creator>Luis Eduardo Galindo Amaya</text:initial-creator></text:p>
      <text:p text:style-name="OrgSubtitle"/>
      <text:p text:style-name="OrgSubtitle">2023-10-15</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97dffc6">1. Parte 1</text:a></text:p>
          <text:p text:style-name="Contents_20_2"><text:a xlink:type="simple" xlink:href="#org8db7ea2">1.1. ¿Qué es Active Directory?</text:a></text:p>
          <text:p text:style-name="Contents_20_2"><text:a xlink:type="simple" xlink:href="#org5a7137a">1.2. <text:span text:style-name="OrgTodo">TODO</text:span> ¿Para qué sirve?</text:a></text:p>
          <text:p text:style-name="Contents_20_2"><text:a xlink:type="simple" xlink:href="#org4fa8e3a">1.3. <text:span text:style-name="OrgTodo">TODO</text:span> ¿Cuánto cuesta?</text:a></text:p>
          <text:p text:style-name="Contents_20_2"><text:a xlink:type="simple" xlink:href="#orged866f7">1.4. ¿En qué versiones de Windows está disponible?</text:a></text:p>
          <text:p text:style-name="Contents_20_2"><text:a xlink:type="simple" xlink:href="#orge7d5451">1.5. ¿Cuál es la diferencia entre las políticas para configuración de computadora y Configuración de Usuario?</text:a></text:p>
          <text:p text:style-name="Contents_20_2"><text:a xlink:type="simple" xlink:href="#orgf836a5b">1.6. ¿Cómo se llama el antivirus de Microsoft?</text:a></text:p>
          <text:p text:style-name="Contents_20_2"><text:a xlink:type="simple" xlink:href="#orgc08791b">1.7. ¿Cómo se acceder al editor de políticas de grupo?</text:a></text:p>
          <text:p text:style-name="Contents_20_2"><text:a xlink:type="simple" xlink:href="#orgb7e54d9">1.8. ¿Qué es el Power Shell?</text:a></text:p>
          <text:p text:style-name="Contents_20_2"><text:a xlink:type="simple" xlink:href="#org43eb9b3">1.9. ¿Qué es un punto de restauración?</text:a></text:p>
        </text:index-body>
      </text:table-of-content>
      <text:h text:style-name="Heading_20_1" text:outline-level="1" text:is-list-header="false">
<text:bookmark-start text:name="OrgXref.org97dffc6"/>
<text:bookmark text:name="org97dffc6"/>Parte 1
<text:bookmark-end text:name="OrgXref.org97dffc6"/></text:h>
      <text:h text:style-name="Heading_20_2" text:outline-level="2" text:is-list-header="false">
<text:bookmark-start text:name="OrgXref.org8db7ea2"/>
<text:bookmark text:name="org8db7ea2"/>¿Qué es Active Directory?
<text:bookmark-end text:name="OrgXref.org8db7ea2"/></text:h>
      <text:p text:style-name="Text_20_body">Active direcotry es un programa proporcionado por microsoft para la gestion de 
recursos dentro de una red. permite crear reglas, consultar datos y establecer
servicios de replicacion 
</text:p>
      <text:p text:style-name="Text_20_body"><text:a xlink:type="simple" xlink:href="https://learn.microsoft.com/es-es/windows-server/identity/ad-ds/get-started/virtual-dc/active-directory-domain-services-overview">https://learn.microsoft.com/es-es/windows-server/identity/ad-ds/get-started/virtual-dc/active-directory-domain-services-overview</text:a>
</text:p>
      <text:h text:style-name="Heading_20_2" text:outline-level="2" text:is-list-header="false">
<text:bookmark-start text:name="OrgXref.org5a7137a"/>
<text:bookmark text:name="org5a7137a"/><text:span text:style-name="OrgTodo">TODO</text:span> ¿Para qué sirve?
<text:bookmark-end text:name="OrgXref.org5a7137a"/></text:h>
      <text:h text:style-name="Heading_20_2" text:outline-level="2" text:is-list-header="false">
<text:bookmark-start text:name="OrgXref.org4fa8e3a"/>
<text:bookmark text:name="org4fa8e3a"/><text:span text:style-name="OrgTodo">TODO</text:span> ¿Cuánto cuesta?
<text:bookmark-end text:name="OrgXref.org4fa8e3a"/></text:h>
      <text:h text:style-name="Heading_20_2" text:outline-level="2" text:is-list-header="false">
<text:bookmark-start text:name="OrgXref.orged866f7"/>
<text:bookmark text:name="orged866f7"/>¿En qué versiones de Windows está disponible?
<text:bookmark-end text:name="OrgXref.orged866f7"/></text:h>
      <text:p text:style-name="Text_20_body">Los Servicios de Directorio en los que se basa Active Directory se han incluido
en cada versión de <text:span text:style-name="Bold">Windows Server</text:span> desde Windows 2000. Antes de eso, el concepto
de un dominio existía en Windows NT Server, pero Active Directory en sí mismo
se introdujo con Windows 2000 Server
</text:p>
      <text:p text:style-name="Text_20_body"><text:a xlink:type="simple" xlink:href="https://www.itprotoday.com/active-directory/active-directory-what-it-and-how-does-it-work">https://www.itprotoday.com/active-directory/active-directory-what-it-and-how-does-it-work</text:a>
</text:p>
      <text:h text:style-name="Heading_20_2" text:outline-level="2" text:is-list-header="false">
<text:bookmark-start text:name="OrgXref.orge7d5451"/>
<text:bookmark text:name="orge7d5451"/>¿Cuál es la diferencia entre las políticas para configuración de computadora y Configuración de Usuario?
<text:bookmark-end text:name="OrgXref.orge7d5451"/></text:h>
      <text:list text:style-name="OrgDescriptionList" text:continue-numbering="false">
        <text:list-item>
          <text:p text:style-name="Text_20_body_20_bold">Configuración de la computadora</text:p>
          <text:list text:style-name="OrgDescriptionList" text:continue-numbering="true">
            <text:list-item>
              <text:p text:style-name="Text_20_body">Estas políticas se aplican a la computadora local y no cambian por usuario.
</text:p>
            </text:list-item>
          </text:list>
        </text:list-item>
        <text:list-item>
          <text:p text:style-name="Text_20_body_20_bold">Configuración de usuario</text:p>
          <text:list text:style-name="OrgDescriptionList" text:continue-numbering="true">
            <text:list-item>
              <text:p text:style-name="Text_20_body">Estas políticas se aplican a los usuarios en la máquina local y se aplicarán a cualquier usuario nuevo en el futuro en esta computadora local.
</text:p>
            </text:list-item>
          </text:list>
        </text:list-item>
      </text:list>
      <text:p text:style-name="Text_20_body"><text:a xlink:type="simple" xlink:href="https://www.varonis.com/blog/group-policy-editor#:~:text=Computer%20Configuration%3A%20These%20policies%20apply,future%2C%20on%20this%20local%20computer">https://www.varonis.com/blog/group-policy-editor#:~:text=Computer%20Configuration%3A%20These%20policies%20apply,future%2C%20on%20this%20local%20computer</text:a>.
</text:p>
      <text:h text:style-name="Heading_20_2" text:outline-level="2" text:is-list-header="false">
<text:bookmark-start text:name="OrgXref.orgf836a5b"/>
<text:bookmark text:name="orgf836a5b"/>¿Cómo se llama el antivirus de Microsoft?
<text:bookmark-end text:name="OrgXref.orgf836a5b"/></text:h>
      <text:p text:style-name="Text_20_body">Windows Defender Antivirus 
</text:p>
      <text:p text:style-name="Text_20_body"><text:a xlink:type="simple" xlink:href="https://web.archive.org/web/20180210104819/https://docs.microsoft.com/en-us/windows/security/threat-protection/windows-defender-antivirus/windows-defender-antivirus-in-windows-10">https://web.archive.org/web/20180210104819/https://docs.microsoft.com/en-us/windows/security/threat-protection/windows-defender-antivirus/windows-defender-antivirus-in-windows-10</text:a>
</text:p>
      <text:h text:style-name="Heading_20_2" text:outline-level="2" text:is-list-header="false">
<text:bookmark-start text:name="OrgXref.orgc08791b"/>
<text:bookmark text:name="orgc08791b"/>¿Cómo se acceder al editor de políticas de grupo?
<text:bookmark-end text:name="OrgXref.orgc08791b"/></text:h>
      <text:list text:style-name="OrgBulletedList" text:continue-numbering="false">
        <text:list-item>
          <text:p text:style-name="Text_20_body">Con las teclas <text:span text:style-name="OrgCode">windows + R</text:span> se abre el menu 'Ejecutar' de windows
</text:p>
        </text:list-item>
        <text:list-item>
          <text:p text:style-name="Text_20_body">Se escribe 'gpedit.msc' y se pulsa enter
</text:p>
        </text:list-item>
      </text:list>
      <text:p text:style-name="Text_20_body"><text:a xlink:type="simple" xlink:href="https://www.xataka.com/basics/como-usar-el-editor-de-directivas-de-grupo-local-gpedit-msc-si-tu-windows-no-lo-trae#:~:text=La%20forma%20m%C3%A1s%20f%C3%A1cil%20de,msc%20y%20pulsa%20Aceptar">https://www.xataka.com/basics/como-usar-el-editor-de-directivas-de-grupo-local-gpedit-msc-si-tu-windows-no-lo-trae#:~:text=La%20forma%20m%C3%A1s%20f%C3%A1cil%20de,msc%20y%20pulsa%20Aceptar</text:a>.
</text:p>
      <text:h text:style-name="Heading_20_2" text:outline-level="2" text:is-list-header="false">
<text:bookmark-start text:name="OrgXref.orgb7e54d9"/>
<text:bookmark text:name="orgb7e54d9"/>¿Qué es el Power Shell?
<text:bookmark-end text:name="OrgXref.orgb7e54d9"/></text:h>
      <text:p text:style-name="Text_20_body">PowerShell es una solución de automatización de tareas multiplataforma formada 
por un shell de línea de comandos, un lenguaje de scripting y un marco de 
administración de configuración. PowerShell funciona en Windows 10, Linux y 
macOS.
</text:p>
      <text:p text:style-name="Text_20_body">PowerShell es un shell de comandos moderno que incluye las mejores 
características de otros shells populares. A diferencia de la mayoría de los 
shells que solo aceptan y devuelven texto, PowerShell acepta y devuelve objetos.
</text:p>
      <text:p text:style-name="Text_20_body"><text:a xlink:type="simple" xlink:href="https://learn.microsoft.com/es-es/powershell/scripting/overview?view=powershell-7.3">https://learn.microsoft.com/es-es/powershell/scripting/overview?view=powershell-7.3</text:a>
</text:p>
      <text:h text:style-name="Heading_20_2" text:outline-level="2" text:is-list-header="false">
<text:bookmark-start text:name="OrgXref.org43eb9b3"/>
<text:bookmark text:name="org43eb9b3"/>¿Qué es un punto de restauración?
<text:bookmark-end text:name="OrgXref.org43eb9b3"/></text:h>
      <text:p text:style-name="Text_20_body">Los puntos de restauración se crean para permitir que los usuarios seleccionen 
un estado del sistema anterior. Cada punto de restauración contiene la 
información necesaria para restaurar el sistema al estado seleccionado. Los 
puntos de restauración se crean antes de que se realicen cambios clave en el 
sistema.
</text:p>
      <text:p text:style-name="Text_20_body"><text:a xlink:type="simple" xlink:href="https://learn.microsoft.com/es-es/windows/win32/sr/restore-points">https://learn.microsoft.com/es-es/windows/win32/sr/restore-points</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Luis Eduardo Galindo Amaya</dc:creator>
    <meta:initial-creator>Luis Eduardo Galindo Amaya</meta:initial-creator>
    <dc:date>2023-10-18T16:09:36</dc:date>
    <meta:creation-date>2023-10-18T16:09:36</meta:creation-date>
    <meta:generator>Emacs 27.1 (Org mode 9.3)</meta:generator>
    <meta:keyword/>
    <dc:subject/>
    <dc:title>reporte</dc:title>
  </office:meta>
</office:document-meta>
</file>